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4"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6"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7" style:family="paragraph" style:parent-style-name="Standard">
      <style:text-properties fo:color="#800000" loext:opacity="100%" style:font-name="Droid Sans Mono" fo:font-size="10.5pt" fo:font-weight="normal" officeooo:rsid="00395ac7" officeooo:paragraph-rsid="00395ac7" fo:background-color="#ffffff"/>
    </style:style>
    <style:style style:name="P18" style:family="paragraph" style:parent-style-name="Standard">
      <style:paragraph-properties style:line-height-at-least="0.503cm"/>
    </style:style>
    <style:style style:name="P19" style:family="paragraph" style:parent-style-name="Text_20_body">
      <style:text-properties officeooo:rsid="002dc266" officeooo:paragraph-rsid="002dc266"/>
    </style:style>
    <style:style style:name="P20" style:family="paragraph" style:parent-style-name="Standard">
      <style:text-properties officeooo:rsid="002dc266" officeooo:paragraph-rsid="002dc266"/>
    </style:style>
    <style:style style:name="P21" style:family="paragraph" style:parent-style-name="Standard">
      <style:text-properties officeooo:rsid="002f5469" officeooo:paragraph-rsid="002f5469"/>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Code">
      <style:text-properties officeooo:paragraph-rsid="00366218"/>
    </style:style>
    <style:style style:name="P25" style:family="paragraph" style:parent-style-name="Text_20_body">
      <style:text-properties officeooo:rsid="003644f5" officeooo:paragraph-rsid="003644f5"/>
    </style:style>
    <style:style style:name="P26" style:family="paragraph" style:parent-style-name="Text_20_body">
      <style:text-properties officeooo:rsid="003644f5" officeooo:paragraph-rsid="00382920"/>
    </style:style>
    <style:style style:name="P27" style:family="paragraph" style:parent-style-name="Code">
      <style:text-properties officeooo:paragraph-rsid="00382920"/>
    </style:style>
    <style:style style:name="P28" style:family="paragraph" style:parent-style-name="Text_20_body">
      <style:text-properties officeooo:rsid="00382920" officeooo:paragraph-rsid="00382920"/>
    </style:style>
    <style:style style:name="P29" style:family="paragraph" style:parent-style-name="Text_20_body">
      <style:text-properties officeooo:rsid="00395ac7" officeooo:paragraph-rsid="00395ac7"/>
    </style:style>
    <style:style style:name="P30" style:family="paragraph" style:parent-style-name="Text_20_body">
      <style:text-properties officeooo:paragraph-rsid="00395ac7"/>
    </style:style>
    <style:style style:name="P31" style:family="paragraph" style:parent-style-name="Text_20_body">
      <style:text-properties officeooo:rsid="003d1231" officeooo:paragraph-rsid="003d1231"/>
    </style:style>
    <style:style style:name="P32" style:family="paragraph" style:parent-style-name="Text_20_body">
      <style:text-properties officeooo:rsid="003f8316" officeooo:paragraph-rsid="003f8316"/>
    </style:style>
    <style:style style:name="P33" style:family="paragraph" style:parent-style-name="Text_20_body">
      <style:text-properties officeooo:rsid="0040d9e5" officeooo:paragraph-rsid="0040d9e5"/>
    </style:style>
    <style:style style:name="P34" style:family="paragraph" style:parent-style-name="Text_20_body">
      <style:text-properties officeooo:rsid="0040d9e5" officeooo:paragraph-rsid="00470802"/>
    </style:style>
    <style:style style:name="P35" style:family="paragraph" style:parent-style-name="Text_20_body">
      <style:text-properties officeooo:rsid="0040d9e5" officeooo:paragraph-rsid="004b58f8"/>
    </style:style>
    <style:style style:name="P36" style:family="paragraph" style:parent-style-name="Text_20_body">
      <style:text-properties officeooo:rsid="0042b788" officeooo:paragraph-rsid="0042b788"/>
    </style:style>
    <style:style style:name="P37" style:family="paragraph" style:parent-style-name="Text_20_body">
      <style:text-properties officeooo:rsid="004490e3" officeooo:paragraph-rsid="004490e3"/>
    </style:style>
    <style:style style:name="P38" style:family="paragraph" style:parent-style-name="Text_20_body">
      <style:text-properties officeooo:rsid="0045107a" officeooo:paragraph-rsid="0045107a"/>
    </style:style>
    <style:style style:name="P39" style:family="paragraph" style:parent-style-name="Text_20_body">
      <style:text-properties officeooo:rsid="004537e0" officeooo:paragraph-rsid="004537e0"/>
    </style:style>
    <style:style style:name="P40" style:family="paragraph" style:parent-style-name="Text_20_body">
      <style:text-properties officeooo:rsid="00458a79" officeooo:paragraph-rsid="00458a79"/>
    </style:style>
    <style:style style:name="P41" style:family="paragraph" style:parent-style-name="Text_20_body">
      <style:text-properties officeooo:rsid="00499aab" officeooo:paragraph-rsid="00499aab"/>
    </style:style>
    <style:style style:name="P42" style:family="paragraph" style:parent-style-name="Text_20_body">
      <style:text-properties officeooo:rsid="004d1bb2" officeooo:paragraph-rsid="004d1bb2"/>
    </style:style>
    <style:style style:name="P43" style:family="paragraph" style:parent-style-name="Heading_20_1">
      <style:text-properties officeooo:paragraph-rsid="002c24db"/>
    </style:style>
    <style:style style:name="P44" style:family="paragraph" style:parent-style-name="Heading_20_1">
      <style:text-properties officeooo:paragraph-rsid="002f5469"/>
    </style:style>
    <style:style style:name="P45" style:family="paragraph" style:parent-style-name="Heading_20_1">
      <style:text-properties officeooo:paragraph-rsid="00382920"/>
    </style:style>
    <style:style style:name="P46" style:family="paragraph" style:parent-style-name="Heading_20_1">
      <style:text-properties officeooo:rsid="00395ac7" officeooo:paragraph-rsid="00395ac7"/>
    </style:style>
    <style:style style:name="P47" style:family="paragraph" style:parent-style-name="Heading_20_1">
      <style:text-properties officeooo:rsid="004d1bb2" officeooo:paragraph-rsid="004d1bb2"/>
    </style:style>
    <style:style style:name="P48" style:family="paragraph" style:parent-style-name="Heading_20_1">
      <style:text-properties officeooo:rsid="004f0ba2" officeooo:paragraph-rsid="004f0ba2"/>
    </style:style>
    <style:style style:name="P49" style:family="paragraph" style:parent-style-name="Text_20_body" style:list-style-name="L1">
      <style:text-properties officeooo:rsid="002b10b0" officeooo:paragraph-rsid="002b10b0"/>
    </style:style>
    <style:style style:name="P50" style:family="paragraph" style:parent-style-name="Text_20_body" style:list-style-name="L2">
      <style:text-properties officeooo:rsid="002b10b0" officeooo:paragraph-rsid="002b10b0"/>
    </style:style>
    <style:style style:name="P51" style:family="paragraph" style:parent-style-name="Text_20_body" style:list-style-name="L3">
      <style:text-properties officeooo:rsid="002b10dd" officeooo:paragraph-rsid="002b10dd"/>
    </style:style>
    <style:style style:name="P52" style:family="paragraph" style:parent-style-name="Text_20_body" style:list-style-name="L4">
      <style:text-properties officeooo:rsid="002b10dd" officeooo:paragraph-rsid="002b10dd"/>
    </style:style>
    <style:style style:name="P53" style:family="paragraph" style:parent-style-name="Text_20_body" style:list-style-name="L5">
      <style:text-properties officeooo:rsid="0031dc96" officeooo:paragraph-rsid="0031dc96"/>
    </style:style>
    <style:style style:name="P54" style:family="paragraph" style:parent-style-name="Text_20_body" style:list-style-name="L6">
      <style:text-properties officeooo:rsid="0032bd23" officeooo:paragraph-rsid="0032bd23"/>
    </style:style>
    <style:style style:name="P55" style:family="paragraph" style:parent-style-name="Text_20_body" style:list-style-name="L7">
      <style:text-properties officeooo:rsid="0032bd23" officeooo:paragraph-rsid="0032bd23"/>
    </style:style>
    <style:style style:name="P56" style:family="paragraph" style:parent-style-name="Text_20_body" style:list-style-name="L8">
      <style:text-properties officeooo:rsid="003644f5" officeooo:paragraph-rsid="003644f5"/>
    </style:style>
    <style:style style:name="P57" style:family="paragraph" style:parent-style-name="Text_20_body" style:list-style-name="L9">
      <style:text-properties officeooo:rsid="003d1231" officeooo:paragraph-rsid="003d1231"/>
    </style:style>
    <style:style style:name="P58" style:family="paragraph" style:parent-style-name="Text_20_body" style:list-style-name="L10">
      <style:text-properties officeooo:rsid="003d1231" officeooo:paragraph-rsid="003d1231"/>
    </style:style>
    <style:style style:name="P59" style:family="paragraph" style:parent-style-name="Text_20_body" style:list-style-name="L11">
      <style:text-properties officeooo:rsid="00499aab" officeooo:paragraph-rsid="00499aab"/>
    </style:style>
    <style:style style:name="P60" style:family="paragraph" style:parent-style-name="Text_20_body" style:list-style-name="L12">
      <style:text-properties officeooo:rsid="00499aab" officeooo:paragraph-rsid="00499aab"/>
    </style:style>
    <style:style style:name="P61" style:family="paragraph" style:parent-style-name="Text_20_body">
      <style:text-properties officeooo:rsid="004f0ba2" officeooo:paragraph-rsid="004f0ba2"/>
    </style:style>
    <style:style style:name="P62" style:family="paragraph" style:parent-style-name="Text_20_body">
      <style:text-properties officeooo:paragraph-rsid="0052114a"/>
    </style:style>
    <style:style style:name="P63" style:family="paragraph" style:parent-style-name="Text_20_body">
      <style:text-properties officeooo:rsid="0052114a" officeooo:paragraph-rsid="0052114a"/>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811f3f" loext:opacity="100%"/>
    </style:style>
    <style:style style:name="T8" style:family="text">
      <style:text-properties fo:color="#800000" loext:opacity="100%"/>
    </style:style>
    <style:style style:name="T9" style:family="text">
      <style:text-properties fo:color="#800000" loext:opacity="100%" style:font-name="Droid Sans Mono" fo:font-size="10.5pt" fo:font-weight="normal" fo:background-color="#ffffff" loext:char-shading-value="0"/>
    </style:style>
    <style:style style:name="T10" style:family="text">
      <style:text-properties fo:color="#e50000" loext:opacity="100%"/>
    </style:style>
    <style:style style:name="T11" style:family="text">
      <style:text-properties fo:color="#e50000" loext:opacity="100%" style:font-name="Droid Sans Mono" fo:font-size="10.5pt" fo:font-weight="normal" fo:background-color="#ffffff" loext:char-shading-value="0"/>
    </style:style>
    <style:style style:name="T12" style:family="text">
      <style:text-properties fo:color="#0451a5" loext:opacity="100%"/>
    </style:style>
    <style:style style:name="T13" style:family="text">
      <style:text-properties officeooo:rsid="002f5469"/>
    </style:style>
    <style:style style:name="T14" style:family="text">
      <style:text-properties officeooo:rsid="00306525"/>
    </style:style>
    <style:style style:name="T15" style:family="text">
      <style:text-properties style:text-position="super 58%"/>
    </style:style>
    <style:style style:name="T16" style:family="text">
      <style:text-properties officeooo:rsid="0032bd23"/>
    </style:style>
    <style:style style:name="T17" style:family="text">
      <style:text-properties officeooo:rsid="0033934f"/>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officeooo:rsid="0034372b" style:font-weight-asian="normal" style:font-weight-complex="normal"/>
    </style:style>
    <style:style style:name="T21" style:family="text">
      <style:text-properties officeooo:rsid="003644f5"/>
    </style:style>
    <style:style style:name="T22" style:family="text">
      <style:text-properties officeooo:rsid="00366218"/>
    </style:style>
    <style:style style:name="T23" style:family="text">
      <style:text-properties officeooo:rsid="00382920"/>
    </style:style>
    <style:style style:name="T24" style:family="text">
      <style:text-properties officeooo:rsid="00395ac7"/>
    </style:style>
    <style:style style:name="T25" style:family="text">
      <style:text-properties fo:color="#000000" loext:opacity="100%" style:font-name="Droid Sans Mono" fo:font-size="10.5pt" fo:font-weight="normal" fo:background-color="#ffffff" loext:char-shading-value="0"/>
    </style:style>
    <style:style style:name="T26" style:family="text">
      <style:text-properties officeooo:rsid="0045107a"/>
    </style:style>
    <style:style style:name="T27" style:family="text">
      <style:text-properties officeooo:rsid="00470802"/>
    </style:style>
    <style:style style:name="T28" style:family="text">
      <style:text-properties officeooo:rsid="0049b75a"/>
    </style:style>
    <style:style style:name="T29" style:family="text">
      <style:text-properties officeooo:rsid="004f0b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49">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50">La viabilisation est réalisée. L’architecture du site et tout ce qui ne se voit pas comme la gestion des erreurs, des logs, des bases de données …</text:p>
        </text:list-item>
        <text:list-item>
          <text:p text:style-name="P50">Les murs porteurs sont construits : l’aspect général du site avec la barre de navigation.</text:p>
        </text:list-item>
        <text:list-item>
          <text:p text:style-name="P50">La porte principale : la connexion des utilisateurs pour l’accès à leurs données.</text:p>
        </text:list-item>
        <text:list-item>
          <text:p text:style-name="P50">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51">Un « simple » adhérent pour tester :</text:p>
          <text:list>
            <text:list-item>
              <text:p text:style-name="P51">Gérer son compte</text:p>
            </text:list-item>
            <text:list-item>
              <text:p text:style-name="P51">Gérer ses préférences</text:p>
            </text:list-item>
          </text:list>
        </text:list-item>
      </text:list>
      <text:list text:style-name="L4">
        <text:list-item>
          <text:p text:style-name="P52">Un animateur pour tester</text:p>
          <text:list>
            <text:list-item>
              <text:p text:style-name="P52">Gérer des évènements</text:p>
            </text:list-item>
            <text:list-item>
              <text:p text:style-name="P52">Connaitre la liste des personnes intéressées par un évènement.</text:p>
            </text:list-item>
          </text:list>
        </text:list-item>
      </text:list>
      <text:p text:style-name="P3">Ce rôle vous permettra d’accéder aux visites de chantier avec l’architecte ;-)</text:p>
      <text:h text:style-name="P43"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2"><text:span text:style-name="T17">Après avoir proposé de devenir bêta-testeur, et p</text:span>our faire suite <text:span text:style-name="T17">au message de remerciement adresser aux volontaires</text:span>, j’aimerais faire un nouveau courriel amical et humoristique pour inviter les bêta-testeurs à faire leur 1<text:span text:style-name="T15">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53">fournir la copie d’écran avec le message d’erreur</text:p>
        </text:list-item>
        <text:list-item>
          <text:p text:style-name="P53">indiquer la démarche pour que je puisse reproduire le problème afin de le corriger.</text:p>
        </text:list-item>
      </text:list>
      <text:p text:style-name="P22">Pour ce 1<text:span text:style-name="T15">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6">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54">Envoi de l’invitation (ce message une semaine avant les tests)</text:p>
        </text:list-item>
        <text:list-item>
          <text:p text:style-name="P54">Tests</text:p>
        </text:list-item>
        <text:list-item>
          <text:p text:style-name="P54">Envoi la semaine suivant les tests d’un compte rendu avec la synthèse :</text:p>
        </text:list-item>
      </text:list>
      <text:list text:style-name="L7">
        <text:list-item>
          <text:list>
            <text:list-item>
              <text:p text:style-name="P55">des problèmes détectés</text:p>
            </text:list-item>
            <text:list-item>
              <text:p text:style-name="P55"><text:soft-page-break/>des propositions d’évolutions</text:p>
            </text:list-item>
          </text:list>
        </text:list-item>
      </text:list>
      <text:h text:style-name="Heading_20_1" text:outline-level="1">Refactoring</text:h>
      <text:p text:style-name="P19">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4">&lt;thead&gt;</text:p>
      <text:p text:style-name="P14">&lt;tr&gt;</text:p>
      <text:p text:style-name="P14">&lt;th&gt;OS&lt;/th&gt;</text:p>
      <text:p text:style-name="P14">&lt;th&gt;Browser&lt;/th&gt;</text:p>
      <text:p text:style-name="P14">&lt;th&gt;Screen&lt;/th&gt;</text:p>
      <text:p text:style-name="P14">&lt;th&gt;Client Type&lt;/th&gt;</text:p>
      <text:p text:style-name="P14">&lt;th&gt;URI&lt;/th&gt;</text:p>
      <text:p text:style-name="P14">&lt;th&gt;Email&lt;/th&gt;</text:p>
      <text:p text:style-name="P14">&lt;th&gt;Timestamp&lt;/th&gt;</text:p>
      <text:p text:style-name="P14">&lt;/tr&gt;</text:p>
      <text:p text:style-name="P14">&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4">&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5">//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5">//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5">//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5">//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5">//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8"/>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7">'/\[(.</text:span>*<text:span text:style-name="T7">?)\] ErrorException: (.</text:span>*<text:span text:style-name="T7">?) in (.</text:span>*<text:span text:style-name="T7">?) on line (\d</text:span>+<text:span text:style-name="T7">)\nStack trace:\n((?:(?!</text:span>^<text:span text:style-name="T7">\[).</text:span>*<text:span text:style-name="T7">\n)</text:span>*<text:span text:style-name="T7">)/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6">?&gt;</text:p>
      <text:p text:style-name="P5"><text:span text:style-name="T8">&lt;!DOCTYPE</text:span> <text:span text:style-name="T10">html</text:span><text:span text:style-name="T8">&gt;</text:span></text:p>
      <text:p text:style-name="P16">&lt;html&gt;</text:p>
      <text:p text:style-name="P16">&lt;head&gt;</text:p>
      <text:p text:style-name="P5"><text:span text:style-name="T8">&lt;title&gt;</text:span>Error Log Viewer<text:span text:style-name="T8">&lt;/title&gt;</text:span></text:p>
      <text:p text:style-name="P16">&lt;style&gt;</text:p>
      <text:p text:style-name="P5"><text:span text:style-name="T8">table</text:span> { <text:span text:style-name="T10">width</text:span>: <text:span text:style-name="T4">100%</text:span>; <text:span text:style-name="T10">border-collapse</text:span>: <text:span text:style-name="T12">collapse</text:span>; <text:span text:style-name="T10">margin</text:span>: <text:span text:style-name="T4">20px</text:span> <text:span text:style-name="T4">0</text:span>; }</text:p>
      <text:p text:style-name="P5"><text:span text:style-name="T8">th</text:span>, <text:span text:style-name="T8">td</text:span> { <text:span text:style-name="T10">padding</text:span>: <text:span text:style-name="T4">8px</text:span>; <text:span text:style-name="T10">border</text:span>: <text:span text:style-name="T4">1px</text:span> <text:span text:style-name="T12">solid</text:span> <text:span text:style-name="T12">#ddd</text:span>; <text:span text:style-name="T10">text-align</text:span>: <text:span text:style-name="T12">left</text:span>; }</text:p>
      <text:p text:style-name="P5"><text:span text:style-name="T8">th</text:span> { <text:span text:style-name="T10">background-color</text:span>: <text:span text:style-name="T12">#f5f5f5</text:span>; }</text:p>
      <text:p text:style-name="P5"><text:span text:style-name="T8">.tooltip</text:span> { <text:span text:style-name="T10">position</text:span>: <text:span text:style-name="T12">relative</text:span>; <text:span text:style-name="T10">display</text:span>: <text:span text:style-name="T12">inline-block</text:span>; <text:span text:style-name="T10">cursor</text:span>: <text:span text:style-name="T12">pointer</text:span>; }</text:p>
      <text:p text:style-name="P5"><text:span text:style-name="T8">.tooltip</text:span> <text:span text:style-name="T8">.tooltiptext</text:span> {</text:p>
      <text:p text:style-name="P5"><text:span text:style-name="T10">visibility</text:span>: <text:span text:style-name="T12">hidden</text:span>;</text:p>
      <text:p text:style-name="P5"><text:span text:style-name="T10">width</text:span>: <text:span text:style-name="T4">500px</text:span>;</text:p>
      <text:p text:style-name="P5"><text:span text:style-name="T10">background-color</text:span>: <text:span text:style-name="T12">black</text:span>;</text:p>
      <text:p text:style-name="P5"><text:span text:style-name="T10">color</text:span>: <text:span text:style-name="T12">#fff</text:span>;</text:p>
      <text:p text:style-name="P5"><text:span text:style-name="T10">text-align</text:span>: <text:span text:style-name="T12">left</text:span>;</text:p>
      <text:p text:style-name="P5"><text:span text:style-name="T10">padding</text:span>: <text:span text:style-name="T4">5px</text:span>;</text:p>
      <text:p text:style-name="P5"><text:soft-page-break/><text:span text:style-name="T10">position</text:span>: <text:span text:style-name="T12">absolute</text:span>;</text:p>
      <text:p text:style-name="P5"><text:span text:style-name="T10">z-index</text:span>: <text:span text:style-name="T4">1</text:span>;</text:p>
      <text:p text:style-name="P5"><text:span text:style-name="T10">bottom</text:span>: <text:span text:style-name="T4">125%</text:span>;</text:p>
      <text:p text:style-name="P5"><text:span text:style-name="T10">left</text:span>: <text:span text:style-name="T4">50%</text:span>;</text:p>
      <text:p text:style-name="P5"><text:span text:style-name="T10">margin-left</text:span>: <text:span text:style-name="T4">-250px</text:span>;</text:p>
      <text:p text:style-name="P5"><text:span text:style-name="T10">white-space</text:span>: <text:span text:style-name="T12">pre</text:span>;</text:p>
      <text:p text:style-name="P5">}</text:p>
      <text:p text:style-name="P5"><text:span text:style-name="T8">.tooltip:hover</text:span> <text:span text:style-name="T8">.tooltiptext</text:span> { <text:span text:style-name="T10">visibility</text:span>: <text:span text:style-name="T12">visible</text:span>; }</text:p>
      <text:p text:style-name="P5"><text:span text:style-name="T8">.navigation</text:span> { <text:span text:style-name="T10">margin</text:span>: <text:span text:style-name="T4">20px</text:span> <text:span text:style-name="T4">0</text:span>; }</text:p>
      <text:p text:style-name="P5"><text:span text:style-name="T8">.navigation</text:span> <text:span text:style-name="T8">a</text:span>, <text:span text:style-name="T8">.navigation</text:span> <text:span text:style-name="T8">button</text:span> {</text:p>
      <text:p text:style-name="P5"><text:span text:style-name="T10">padding</text:span>: <text:span text:style-name="T4">5px</text:span> <text:span text:style-name="T4">10px</text:span>;</text:p>
      <text:p text:style-name="P5"><text:span text:style-name="T10">margin</text:span>: <text:span text:style-name="T4">0</text:span> <text:span text:style-name="T4">5px</text:span>;</text:p>
      <text:p text:style-name="P5"><text:span text:style-name="T10">text-decoration</text:span>: <text:span text:style-name="T12">none</text:span>;</text:p>
      <text:p text:style-name="P5"><text:span text:style-name="T10">border</text:span>: <text:span text:style-name="T4">1px</text:span> <text:span text:style-name="T12">solid</text:span> <text:span text:style-name="T12">#ddd</text:span>;</text:p>
      <text:p text:style-name="P5"><text:span text:style-name="T10">background-color</text:span>: <text:span text:style-name="T12">#f5f5f5</text:span>;</text:p>
      <text:p text:style-name="P5"><text:span text:style-name="T10">color</text:span>: <text:span text:style-name="T12">#333</text:span>;</text:p>
      <text:p text:style-name="P5">}</text:p>
      <text:p text:style-name="P5"><text:span text:style-name="T8">.message</text:span> { </text:p>
      <text:p text:style-name="P5"><text:span text:style-name="T10">padding</text:span>: <text:span text:style-name="T4">10px</text:span>; </text:p>
      <text:p text:style-name="P5"><text:span text:style-name="T10">margin</text:span>: <text:span text:style-name="T4">10px</text:span> <text:span text:style-name="T4">0</text:span>; </text:p>
      <text:p text:style-name="P5"><text:span text:style-name="T10">background-color</text:span>: <text:span text:style-name="T12">#dff0d8</text:span>; </text:p>
      <text:p text:style-name="P5"><text:span text:style-name="T10">border</text:span>: <text:span text:style-name="T4">1px</text:span> <text:span text:style-name="T12">solid</text:span> <text:span text:style-name="T12">#d6e9c6</text:span>; </text:p>
      <text:p text:style-name="P5"><text:span text:style-name="T10">color</text:span>: <text:span text:style-name="T12">#3c763d</text:span>; </text:p>
      <text:p text:style-name="P5">}</text:p>
      <text:p text:style-name="P16">&lt;/style&gt;</text:p>
      <text:p text:style-name="P16">&lt;/head&gt;</text:p>
      <text:p text:style-name="P16">&lt;body&gt;</text:p>
      <text:p text:style-name="P5"><text:span text:style-name="T8">&lt;?php</text:span> <text:span text:style-name="T2">if</text:span> (<text:span text:style-name="T2">$this</text:span>-&gt;message): <text:span text:style-name="T8">?&gt;</text:span></text:p>
      <text:p text:style-name="P5"><text:span text:style-name="T8">&lt;div</text:span> <text:span text:style-name="T10">class</text:span>=<text:span text:style-name="T2">"message"</text:span><text:span text:style-name="T8">&gt;&lt;?php</text:span> echo htmlspecialchars(<text:span text:style-name="T2">$this</text:span>-&gt;message); <text:span text:style-name="T8">?&gt;&lt;/div&gt;</text:span></text:p>
      <text:p text:style-name="P5"><text:span text:style-name="T8">&lt;?php</text:span> <text:span text:style-name="T2">endif</text:span>; <text:span text:style-name="T8">?&gt;</text:span></text:p>
      <text:p text:style-name="P18"/>
      <text:p text:style-name="P5"><text:span text:style-name="T8">&lt;div</text:span> <text:span text:style-name="T10">class</text:span>=<text:span text:style-name="T2">"navigation"</text:span><text:span text:style-name="T8">&gt;</text:span></text:p>
      <text:p text:style-name="P5"><text:span text:style-name="T8">&lt;a</text:span> <text:span text:style-name="T10">href</text:span>=<text:span text:style-name="T2">"?page=1"</text:span><text:span text:style-name="T8">&gt;</text:span>First<text:span text:style-name="T8">&lt;/a&gt;</text:span></text:p>
      <text:p text:style-name="P5"><text:span text:style-name="T8">&lt;a</text:span> <text:span text:style-name="T10">href</text:span>=<text:span text:style-name="T2">"?page=</text:span><text:span text:style-name="T8">&lt;?php</text:span> echo max(<text:span text:style-name="T4">1</text:span>, <text:span text:style-name="T2">$this</text:span>-&gt;currentPage - <text:span text:style-name="T4">1</text:span>); <text:span text:style-name="T8">?&gt;</text:span><text:span text:style-name="T2">"</text:span><text:span text:style-name="T8">&gt;</text:span>Previous<text:span text:style-name="T8">&lt;/a&gt;</text:span></text:p>
      <text:p text:style-name="P5"><text:span text:style-name="T8">&lt;span&gt;</text:span>Page <text:span text:style-name="T8">&lt;?php</text:span> echo <text:span text:style-name="T2">$this</text:span>-&gt;currentPage; <text:span text:style-name="T8">?&gt;</text:span> of <text:span text:style-name="T8">&lt;?php</text:span> echo $totalPages; <text:span text:style-name="T8">?&gt;&lt;/span&gt;</text:span></text:p>
      <text:p text:style-name="P5"><text:span text:style-name="T8">&lt;a</text:span> <text:span text:style-name="T10">href</text:span>=<text:span text:style-name="T2">"?page=</text:span><text:span text:style-name="T8">&lt;?php</text:span> echo min($totalPages, <text:span text:style-name="T2">$this</text:span>-&gt;currentPage + <text:span text:style-name="T4">1</text:span>); <text:span text:style-name="T8">?&gt;</text:span><text:span text:style-name="T2">"</text:span><text:span text:style-name="T8">&gt;</text:span>Next<text:span text:style-name="T8">&lt;/a&gt;</text:span></text:p>
      <text:p text:style-name="P5"><text:span text:style-name="T8">&lt;form</text:span> <text:span text:style-name="T10">method</text:span>=<text:span text:style-name="T2">"post"</text:span> <text:span text:style-name="T10">style</text:span>=<text:span text:style-name="T2">"display: inline;"</text:span><text:span text:style-name="T8">&gt;</text:span></text:p>
      <text:p text:style-name="P5"><text:span text:style-name="T8">&lt;button</text:span> <text:span text:style-name="T10">type</text:span>=<text:span text:style-name="T2">"submit"</text:span> <text:span text:style-name="T10">name</text:span>=<text:span text:style-name="T2">"clear_log"</text:span> <text:span text:style-name="T10">onclick</text:span>=<text:span text:style-name="T2">"return confirm(</text:span><text:span text:style-name="T5">'Are you sure you want to clear the error log?'</text:span><text:span text:style-name="T2">);"</text:span><text:span text:style-name="T8">&gt;</text:span></text:p>
      <text:p text:style-name="P5">Clear Log</text:p>
      <text:p text:style-name="P16">&lt;/button&gt;</text:p>
      <text:p text:style-name="P16">&lt;/form&gt;</text:p>
      <text:p text:style-name="P16">&lt;/div&gt;</text:p>
      <text:p text:style-name="P16">&lt;table&gt;</text:p>
      <text:p text:style-name="P16">&lt;thead&gt;</text:p>
      <text:p text:style-name="P16">&lt;tr&gt;</text:p>
      <text:p text:style-name="P5"><text:span text:style-name="T8">&lt;th&gt;</text:span>Date Time<text:span text:style-name="T8">&lt;/th&gt;</text:span></text:p>
      <text:p text:style-name="P5"><text:span text:style-name="T8">&lt;th&gt;</text:span>File<text:span text:style-name="T8">&lt;/th&gt;</text:span></text:p>
      <text:p text:style-name="P5"><text:span text:style-name="T8">&lt;th&gt;</text:span>Line<text:span text:style-name="T8">&lt;/th&gt;</text:span></text:p>
      <text:p text:style-name="P5"><text:span text:style-name="T8">&lt;th&gt;</text:span>Stack Trace<text:span text:style-name="T8">&lt;/th&gt;</text:span></text:p>
      <text:p text:style-name="P16"><text:soft-page-break/>&lt;/tr&gt;</text:p>
      <text:p text:style-name="P16">&lt;/thead&gt;</text:p>
      <text:p text:style-name="P16">&lt;tbody&gt;</text:p>
      <text:p text:style-name="P5"><text:span text:style-name="T8">&lt;?php</text:span> <text:span text:style-name="T2">foreach</text:span> ($errors as $error): <text:span text:style-name="T8">?&gt;</text:span></text:p>
      <text:p text:style-name="P16">&lt;tr&gt;</text:p>
      <text:p text:style-name="P5"><text:span text:style-name="T8">&lt;td&gt;&lt;?php</text:span> echo htmlspecialchars($error[<text:span text:style-name="T5">'datetime'</text:span>]); <text:span text:style-name="T8">?&gt;&lt;/td&gt;</text:span></text:p>
      <text:p text:style-name="P5"><text:span text:style-name="T8">&lt;td&gt;&lt;?php</text:span> echo htmlspecialchars($error[<text:span text:style-name="T5">'file'</text:span>]); <text:span text:style-name="T8">?&gt;&lt;/td&gt;</text:span></text:p>
      <text:p text:style-name="P5"><text:span text:style-name="T8">&lt;td&gt;&lt;?php</text:span> echo htmlspecialchars($error[<text:span text:style-name="T5">'line'</text:span>]); <text:span text:style-name="T8">?&gt;&lt;/td&gt;</text:span></text:p>
      <text:p text:style-name="P16">&lt;td&gt;</text:p>
      <text:p text:style-name="P5"><text:span text:style-name="T8">&lt;div</text:span> <text:span text:style-name="T10">class</text:span>=<text:span text:style-name="T2">"tooltip"</text:span><text:span text:style-name="T8">&gt;</text:span></text:p>
      <text:p text:style-name="P13">📖</text:p>
      <text:p text:style-name="P5"><text:span text:style-name="T8">&lt;pre</text:span> <text:span text:style-name="T10">class</text:span>=<text:span text:style-name="T2">"tooltiptext"</text:span><text:span text:style-name="T8">&gt;&lt;?php</text:span> echo htmlspecialchars($error[<text:span text:style-name="T5">'stack_trace'</text:span>]); <text:span text:style-name="T8">?&gt;&lt;/pre&gt;</text:span></text:p>
      <text:p text:style-name="P16">&lt;/div&gt;</text:p>
      <text:p text:style-name="P16">&lt;/td&gt;</text:p>
      <text:p text:style-name="P16">&lt;/tr&gt;</text:p>
      <text:p text:style-name="P5"><text:span text:style-name="T8">&lt;?php</text:span> <text:span text:style-name="T2">endforeach</text:span>; <text:span text:style-name="T8">?&gt;</text:span></text:p>
      <text:p text:style-name="P16">&lt;/tbody&gt;</text:p>
      <text:p text:style-name="P16">&lt;/table&gt;</text:p>
      <text:p text:style-name="P16">&lt;/body&gt;</text:p>
      <text:p text:style-name="P16">&lt;/html&gt;</text:p>
      <text:p text:style-name="P18"/>
      <text:p text:style-name="P16">&lt;?php</text:p>
      <text:p text:style-name="P5">}</text:p>
      <text:p text:style-name="P5">}</text:p>
      <text:h text:style-name="P44"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8"/>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8"/>
      <text:p text:style-name="P5"><text:span text:style-name="T2">abstract</text:span> <text:span text:style-name="T2">protected</text:span> <text:span text:style-name="T2">function</text:span> loadData();</text:p>
      <text:p text:style-name="P18"/>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8"/>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8"/>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8"/>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19"/>
      <text:p text:style-name="P20"/>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8"/>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8"/>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8"/>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4">'&lt;div class="col-md-3"&gt;</text:p>
      <text:p text:style-name="P14">&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4">&lt;button type="submit" class="btn btn-primary"&gt;Filter&lt;/button&gt;</text:p>
      <text:p text:style-name="P5"><text:span text:style-name="T5">&lt;/div&gt;&lt;/form&gt;'</text:span>;</text:p>
      <text:p text:style-name="P5"><text:span text:style-name="T2">return</text:span> $html;</text:p>
      <text:p text:style-name="P5">}</text:p>
      <text:p text:style-name="P18"/>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8"/>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8"/>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1">Actuellement l’appel se fait avec</text:p>
      <text:p text:style-name="P9">$viewer = <text:span text:style-name="T2">new</text:span> LogDisplay($_GET[<text:span text:style-name="T5">'page'</text:span>] ?? <text:span text:style-name="T4">1</text:span>);</text:p>
      <text:p text:style-name="P5">echo $viewer-&gt;render();</text:p>
      <text:p text:style-name="P21"/>
      <text:p text:style-name="P21">J’aimerais que la génération des filtres soit déplacé dans la classe de base. Les filtres seraient affichés si on <text:span text:style-name="T14">les</text:span> passe à la fonction render.</text:p>
      <text:p text:style-name="P21">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4">type</text:span><text:span text:style-name="T5">'</text:span> =&gt; <text:span text:style-name="T5">'</text:span><text:span text:style-name="T14">visitors</text:span><text:span text:style-name="T5">'</text:span>,</text:p>
      <text:p text:style-name="P7">];</text:p>
      <text:p text:style-name="P7"/>
      <text:p text:style-name="P10">L’appel sera donc </text:p>
      <text:p text:style-name="P7">echo $viewer→render($<text:span text:style-name="T13">filters, </text:span><text:span text:style-name="T14">$get</text:span><text:span text:style-name="T13">)</text:span>;</text:p>
      <text:h text:style-name="Heading_20_1" text:outline-level="1"><text:span text:style-name="Strong_20_Emphasis">Mentions légales</text:span></text:h>
      <text:p text:style-name="P11"><text:span text:style-name="Strong_20_Emphasis"><text:span text:style-name="T18">(ChatGPT)</text:span></text:span></text:p>
      <text:p text:style-name="Code"><text:span text:style-name="Strong_20_Emphasis"><text:span text:style-name="T19">écrire les mention</text:span></text:span><text:span text:style-name="Strong_20_Emphasis"><text:span text:style-name="T20">s</text:span></text:span><text:span text:style-name="Strong_20_Emphasis"><text:span text:style-name="T19">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9">https://myclub.alwaysdata.net/b.nw/Page.php?n=1</text:span></text:span></text:a></text:p>
      <text:p text:style-name="Text_20_body"><text:span text:style-name="Strong_20_Emphasis"><text:span text:style-name="T19">→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5">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5">On veut un formulaire « <text:span text:style-name="T22">Bootstrap »</text:span> pour mettre à jour les champs suivants :</text:p>
      <text:list text:style-name="L8">
        <text:list-item>
          <text:p text:style-name="P56">Email (sous condition, sinon en lecture seule)</text:p>
        </text:list-item>
        <text:list-item>
          <text:p text:style-name="P56">Password</text:p>
        </text:list-item>
        <text:list-item>
          <text:p text:style-name="P56">FirstName</text:p>
        </text:list-item>
        <text:list-item>
          <text:p text:style-name="P56">LastName</text:p>
        </text:list-item>
        <text:list-item>
          <text:p text:style-name="P56">NickName</text:p>
        </text:list-item>
        <text:list-item>
          <text:p text:style-name="P56">Avatar (une combo box avec une liste d’emoji. Les emoji<text:span text:style-name="T22">s</text:span> sont des fichiers présents dans le dossier images. Tous les noms des emojis commencent par « emoji ». <text:span text:style-name="T22">La combo box affiche l’image, mais c’est le nom du fichier qui sera enregistré.</text:span></text:p>
        </text:list-item>
      </text:list>
      <text:p text:style-name="P25">Le bouton « valider » permet de mettre à jour la base de donnée avec la fonction suivante :</text:p>
      <text:p text:style-name="Code">person→setById($id, [</text:p>
      <text:p text:style-name="Code"><text:tab/>'Email' =&gt; $email,</text:p>
      <text:p text:style-name="Code"><text:tab/>'Password' =&gt; $<text:span text:style-name="T22">p</text:span>assword,</text:p>
      <text:p text:style-name="Code"><text:tab/>'FirstName' =&gt; $<text:span text:style-name="T22">f</text:span>irstName,</text:p>
      <text:p text:style-name="P24"><text:tab/>'<text:span text:style-name="T21">LastName</text:span>' =&gt; $<text:span text:style-name="T22">l</text:span><text:span text:style-name="T21">astName</text:span>,</text:p>
      <text:p text:style-name="P24"><text:tab/>'<text:span text:style-name="T21">NickName</text:span>' =&gt; $<text:span text:style-name="T22">n</text:span><text:span text:style-name="T21">ickName</text:span>,</text:p>
      <text:p text:style-name="P24"><text:tab/>'<text:span text:style-name="T21">Avatar</text:span>' =&gt; $<text:span text:style-name="T22">a</text:span><text:span text:style-name="T21">vatar</text:span>,</text:p>
      <text:p text:style-name="Code">]);</text:p>
      <text:h text:style-name="P45" text:outline-level="1">Mise à jour de <text:span text:style-name="T23">la disponibilité</text:span> d’une personne</text:h>
      <text:p text:style-name="P28">Une grille avec les 7 jours de la semaine et 2 lignes pour matin, après midi. Dans chaque case une case à cocher pour préciser la disponibilité.</text:p>
      <text:p text:style-name="P26">On veut un formulaire « <text:span text:style-name="T22">Bootstrap »</text:span> pour mettre à jour le champ ‘<text:span text:style-name="T23">availability’ qui est enregistré au format json dans un champ ‘text’.</text:span></text:p>
      <text:p text:style-name="P26">Le bouton « valider » permet de mettre à jour la base de donnée avec la fonction suivante :</text:p>
      <text:p text:style-name="P27">person→setById($id, ['<text:span text:style-name="T23">Availability</text:span>' =&gt; $<text:span text:style-name="T23">availability</text:span>]);</text:p>
      <text:h text:style-name="P46" text:outline-level="1">Mises à jour partielle</text:h>
      <text:p text:style-name="P30"><text:span text:style-name="T24">Une page qui utilise Bootstrap utilise 3 accordéons </text:span><text:span text:style-name="T9">&lt;div</text:span><text:span text:style-name="T25"> </text:span><text:span text:style-name="T11">class</text:span><text:span text:style-name="T25">=</text:span><text:span text:style-name="T3">"accordion-item"</text:span><text:span text:style-name="T9">&gt;</text:span></text:p>
      <text:p text:style-name="P29">Dans chaque accordéon, il y a un formulaire. Pour différencier quel bouton submit a été employé on utilise un champ caché « u »</text:p>
      <text:p text:style-name="P12"><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P5"><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P5"><text:span text:style-name="T8"/></text:p>
      <text:p text:style-name="P29">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29"/>
      <text:p text:style-name="P29">Les champs Avaibility et préférence sont des champs text qui contienne en enregistrement json.</text:p>
      <text:p text:style-name="P29">Il faut donc intercepter submit avec quelque chose qui ressemble à ça</text:p>
      <text:p text:style-name="P17">&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29"/>
      <text:p text:style-name="P29"/>
      <text:p text:style-name="P29">Comment différencier les différents boutons submit pour faire l’action qui correspond puis poster les variables créer ?</text:p>
      <text:h text:style-name="Heading_20_1" text:outline-level="1"><text:soft-page-break/>Nav bar et bread crum</text:h>
      <text:p text:style-name="P31">Dans le fichier /area/menu.php, afficher une nav bar avec les options :</text:p>
      <text:list text:style-name="L9">
        <text:list-item>
          <text:p text:style-name="P57">webmaster</text:p>
        </text:list-item>
        <text:list-item>
          <text:p text:style-name="P57">person manager</text:p>
        </text:list-item>
        <text:list-item>
          <text:p text:style-name="P57">event manager</text:p>
        </text:list-item>
        <text:list-item>
          <text:p text:style-name="P57">redactor</text:p>
        </text:list-item>
      </text:list>
      <text:p text:style-name="P31">Chaque option affichera respectivement les fichiers :</text:p>
      <text:list text:style-name="L10">
        <text:list-item>
          <text:p text:style-name="P58">area/webmaster/menu.php</text:p>
        </text:list-item>
        <text:list-item>
          <text:p text:style-name="P58">area/personManager/menu.php</text:p>
        </text:list-item>
        <text:list-item>
          <text:p text:style-name="P58">area/eventManager/menu.php</text:p>
        </text:list-item>
        <text:list-item>
          <text:p text:style-name="P58">area/redactor/menu.php</text:p>
        </text:list-item>
      </text:list>
      <text:p text:style-name="P31">Dans chaque des fichiers menu.php, on trouvera un bread crum pour indiquer ou l’on est et permettre de remonter sur area/menu.php et /menu.php</text:p>
      <text:h text:style-name="Heading_20_1" text:outline-level="1">Références croisées</text:h>
      <text:p text:style-name="P32">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2">On veut afficher un tableau avec les colonnes suivantes :</text:p>
      <text:p text:style-name="P32">« Nom de la personne » : FirstName + LastName + (NickName)</text:p>
      <text:p text:style-name="P32"><text:soft-page-break/>Autant de colonnes qu’il y a de « Counter.Name » différents</text:p>
      <text:p text:style-name="P32">« Total » : cumul de tous les Counter.Name de la personne</text:p>
      <text:p text:style-name="P32">Dans chaque case totaliser le cumul de « Counter.Value » de la personne et du « Counter.Name ».</text:p>
      <text:p text:style-name="P32">Afficher toutes les lignes ayant un « Total » supérieur à 0 et par ordre décroissant.</text:p>
      <text:p text:style-name="P33">En PHP8 avec Bootstrap. On accède à la base SQLight avec PDO.</text:p>
      <text:h text:style-name="Heading_20_1" text:outline-level="1">Évènements</text:h>
      <text:p text:style-name="P36">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text:soft-page-break/>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37">On veut présenter les évènements à venir dans un tableau de 7 colonnes représentant 7 jours consécutifs.</text:p>
      <text:p text:style-name="P37">La première ligne indique le nom du jour de la semaine en abrégé (Lu, Ma…)</text:p>
      <text:p text:style-name="P37">La deuxième ligne contient un bouton cliquable pour chaque jour ou il y a au moins un évènement possible pour l’utilisateur connecté. <text:span text:style-name="T26">Le bouton indique le nombre d’évènements possibles pour l’utilisateur.</text:span></text:p>
      <text:p text:style-name="P38"><text:soft-page-break/>De chaque côté du tableau des boutons [&lt;&lt;][&lt;] et [&gt;][&gt;&gt;] permettent de se déplacer d’une journée ou de 7 jours avant ou après. Il n’est pas possible de revenir avant la date courante qui est le premier jour par défaut.</text:p>
      <text:p text:style-name="P37">« $userEmail » contient l’adresse courriel de l’utilisateur connecté ou ‘’ si c’est un utilisateur anonyme.</text:p>
      <text:p text:style-name="P37">Pour qu’un évènement soit possible, il faut que sont « <text:span text:style-name="T27">E</text:span>ventType » <text:span text:style-name="T26">ne soit relié à aucun « group » ou qu’il y ai au moins un groupe en commun entre la personne et l’évènement.</text:span></text:p>
      <text:p text:style-name="P38">Un clic sur le bouton avec le nombre d’évènements possibles affichera sous ce tableau un autre tableau avec le détail des évènements.</text:p>
      <text:p text:style-name="P38">Une première ligne juste avant ce tableau indiquera : « Évènement du mercredi 15 janvier » (par exemple).</text:p>
      <text:p text:style-name="P39">Les colonnes afficheront : l’heure de début, l’heure de fin, le nom de « l’EventType », le sommaire de l’évènement, la concaténation des attributs de l’évènement.</text:p>
      <text:p text:style-name="P40">Un clic sur une des lignes affichera le détail de l’évènement : la description, son emplacement. Si l’utilisateur n’est pas inscrit un bouton d’inscription permettra de l’ajouter dans la table « <text:span text:style-name="T27">P</text:span>articipant ».</text:p>
      <text:p text:style-name="P40">Si l’utilisateur est inscrit, on affiche dans le détail la liste des participant<text:span text:style-name="T27">s</text:span> et un bouton permettra à l’utilisateur de se désinscrire.</text:p>
      <text:p text:style-name="P34">En PHP8 avec Bootstrap. On accède à la base SQLight avec PDO.</text:p>
      <text:h text:style-name="Heading_20_1" text:outline-level="1">Referer</text:h>
      <text:p text:style-name="P41">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1">On veut afficher une synthèse dans un tableau à 2 colonnes.</text:p>
      <text:list text:style-name="L11">
        <text:list-item>
          <text:p text:style-name="P59">La première donne le nom de la référence.</text:p>
        </text:list-item>
        <text:list-item>
          <text:p text:style-name="P59">La seconde le nombre d’occurrence.</text:p>
        </text:list-item>
      </text:list>
      <text:p text:style-name="P41">La première ligne indiquera « direct » et comptera toutes les occurrences de « Referer » = ‘’.</text:p>
      <text:p text:style-name="P41"><text:soft-page-break/>La seconde ligne indiquera « interne » et comptera toutes les occurrences « Referer » <text:span text:style-name="T28">qui </text:span>vien<text:span text:style-name="T28">nent</text:span> du site lui-même.</text:p>
      <text:p text:style-name="P41">Les lignes suivantes regrouperont les référenceurs externes.</text:p>
      <text:p text:style-name="P41">Il faut pouvoir regrouper par :</text:p>
      <text:list text:style-name="L12">
        <text:list-item>
          <text:p text:style-name="P60">jour</text:p>
        </text:list-item>
        <text:list-item>
          <text:p text:style-name="P60">semaine</text:p>
        </text:list-item>
        <text:list-item>
          <text:p text:style-name="P60">mois</text:p>
        </text:list-item>
        <text:list-item>
          <text:p text:style-name="P60">année</text:p>
        </text:list-item>
      </text:list>
      <text:p text:style-name="P41">Des boutons [&lt;&lt;][&lt;] et [&gt;][&gt;&gt;] de part et d’autre permettront de se déplacer dans le temps d’une période à la fois. Les 2 boutons externes permettent d’aller au début et à la fin du log pour la période sélectionnée.</text:p>
      <text:p text:style-name="P35">En PHP8 avec Bootstrap. On accède à la base SQLight avec PDO.</text:p>
      <text:h text:style-name="P47" text:outline-level="1">Gérer le gravatar</text:h>
      <text:p text:style-name="P42">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2">Et ce formulaire :</text:p>
      <text:p text:style-name="Code"><text:span text:style-name="T8">&lt;div</text:span> <text:span text:style-name="T10">class</text:span>=<text:span text:style-name="T2">"accordion-item"</text:span><text:span text:style-name="T8">&gt;</text:span></text:p>
      <text:p text:style-name="Code"><text:span text:style-name="T8">&lt;h3</text:span> <text:span text:style-name="T10">class</text:span>=<text:span text:style-name="T2">"accordion-header"</text:span><text:span text:style-name="T8">&gt;</text:span></text:p>
      <text:p text:style-name="Code"><text:span text:style-name="T8">&lt;button</text:span> <text:span text:style-name="T10">class</text:span>=<text:span text:style-name="T2">"accordion-button"</text:span> <text:span text:style-name="T10">type</text:span>=<text:span text:style-name="T2">"button"</text:span> <text:span text:style-name="T10">data-bs-toggle</text:span>=<text:span text:style-name="T2">"collapse"</text:span> <text:span text:style-name="T10">data-bs-target</text:span>=<text:span text:style-name="T2">"#collapseOne"</text:span> <text:span text:style-name="T10">aria-expanded</text:span>=<text:span text:style-name="T2">"true"</text:span> <text:span text:style-name="T10">aria-controls</text:span>=<text:span text:style-name="T2">"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10">id</text:span>=<text:span text:style-name="T2">"collapseOne"</text:span> <text:span text:style-name="T10">class</text:span>=<text:span text:style-name="T2">"accordion-collapse collapse"</text:span> <text:span text:style-name="T10">data-bs-parent</text:span>=<text:span text:style-name="T2">"#accordionPerson"</text:span><text:span text:style-name="T8">&gt;</text:span></text:p>
      <text:p text:style-name="Code"><text:span text:style-name="T8">&lt;div</text:span> <text:span text:style-name="T10">class</text:span>=<text:span text:style-name="T2">"accordion-body"</text:span><text:span text:style-name="T8">&gt;</text:span></text:p>
      <text:p text:style-name="Code"><text:span text:style-name="T8">&lt;form</text:span> <text:span text:style-name="T10">method</text:span>=<text:span text:style-name="T2">"POST"</text:span> <text:span text:style-name="T10">action</text:span>=<text:span text:style-name="T2">"PersonUpdate.php"</text:span> <text:span text:style-name="T10">class</text:span>=<text:span text:style-name="T2">"needs-validation"</text:span> <text:span text:style-name="T10">novalidate</text:span> <text:span text:style-name="T10">data-form</text:span>=<text:span text:style-name="T2">"profil"</text:span><text:span text:style-name="T8">&gt;</text:span></text:p>
      <text:p text:style-name="Code"><text:soft-page-break/><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Code"><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p>
      <text:p text:style-name="Code"><text:span text:style-name="T10">value</text:span>=<text:span text:style-name="T2">"</text:span><text:span text:style-name="T8">&lt;?php</text:span> echo htmlspecialchars($userData[<text:span text:style-name="T5">'Email'</text:span>]); <text:span text:style-name="T8">?&gt;</text:span><text:span text:style-name="T2">"</text:span> </text:p>
      <text:p text:style-name="Code"><text:span text:style-name="T8">&lt;?php</text:span> echo isset($emailReadOnly) &amp;&amp; $emailReadOnly ? <text:span text:style-name="T5">'readonly'</text:span> : <text:span text:style-name="T5">'required'</text:span>; <text:span text:style-name="T8">?&gt;&gt;</text:span></text:p>
      <text:p text:style-name="Code"><text:span text:style-name="T8">&lt;div</text:span> <text:span text:style-name="T10">class</text:span>=<text:span text:style-name="T2">"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p>
      <text:p text:style-name="Code"><text:span text:style-name="T10">placeholder</text:span>=<text:span text:style-name="T2">"Laissez vide pour ne pas modifier"</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firstName"</text:span> <text:span text:style-name="T10">class</text:span>=<text:span text:style-name="T2">"form-label"</text:span><text:span text:style-name="T8">&gt;</text:span>Pré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firstName"</text:span> <text:span text:style-name="T10">name</text:span>=<text:span text:style-name="T2">"firstName"</text:span> </text:p>
      <text:p text:style-name="Code"><text:span text:style-name="T10">value</text:span>=<text:span text:style-name="T2">"</text:span><text:span text:style-name="T8">&lt;?php</text:span> echo htmlspecialchars($userData[<text:span text:style-name="T5">'Fir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last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lastName"</text:span> <text:span text:style-name="T10">name</text:span>=<text:span text:style-name="T2">"lastName"</text:span> </text:p>
      <text:p text:style-name="Code"><text:span text:style-name="T10">value</text:span>=<text:span text:style-name="T2">"</text:span><text:span text:style-name="T8">&lt;?php</text:span> echo htmlspecialchars($userData[<text:span text:style-name="T5">'La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nickName"</text:span> <text:span text:style-name="T10">class</text:span>=<text:span text:style-name="T2">"form-label"</text:span><text:span text:style-name="T8">&gt;</text:span>Pseudo<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nickName"</text:span> <text:span text:style-name="T10">name</text:span>=<text:span text:style-name="T2">"nickName"</text:span> </text:p>
      <text:p text:style-name="Code"><text:span text:style-name="T10">value</text:span>=<text:span text:style-name="T2">"</text:span><text:span text:style-name="T8">&lt;?php</text:span> echo htmlspecialchars($userData[<text:span text:style-name="T5">'NickName'</text:span>] ?? <text:span text:style-name="T5">''</text:span>); <text:span text:style-name="T8">?&gt;</text:span><text:span text:style-name="T2">"</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div</text:span> <text:span text:style-name="T10">class</text:span>=<text:span text:style-name="T2">"dropdown"</text:span><text:span text:style-name="T8">&gt;</text:span></text:p>
      <text:p text:style-name="Code"><text:span text:style-name="T8">&lt;button</text:span> <text:span text:style-name="T10">class</text:span>=<text:span text:style-name="T2">"btn btn-outline-primary dropdown-toggle"</text:span> <text:span text:style-name="T10">type</text:span>=<text:span text:style-name="T2">"button"</text:span> <text:span text:style-name="T10">id</text:span>=<text:span text:style-name="T2">"emojiSelect"</text:span> <text:span text:style-name="T10">data-bs-toggle</text:span>=<text:span text:style-name="T2">"dropdown"</text:span> <text:span text:style-name="T10">aria-expanded</text:span>=<text:span text:style-name="T2">"false"</text:span><text:span text:style-name="T8">&gt;</text:span></text:p>
      <text:p text:style-name="Code">Sélectionnez un Emoji</text:p>
      <text:p text:style-name="Code">&lt;/button&gt;</text:p>
      <text:p text:style-name="Code"><text:span text:style-name="T8">&lt;ul</text:span> <text:span text:style-name="T10">class</text:span>=<text:span text:style-name="T2">"dropdown-menu"</text:span> <text:span text:style-name="T10">id</text:span>=<text:span text:style-name="T2">"emojiList"</text:span><text:span text:style-name="T8">&gt;</text:span></text:p>
      <text:p text:style-name="Code"><text:span text:style-name="T8">&lt;?php</text:span> </text:p>
      <text:p text:style-name="Code"><text:soft-page-break/><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avatar"</text:span> <text:span text:style-name="T10">name</text:span>=<text:span text:style-name="T2">"avatar"</text:span> <text:span text:style-name="T10">value</text:span>=<text:span text:style-name="T2">"</text:span><text:span text:style-name="T8">&lt;?php</text:span> echo htmlspecialchars($userData[<text:span text:style-name="T5">'Avatar'</text:span>] ?? <text:span text:style-name="T5">''</text:span>); <text:span text:style-name="T8">?&gt;</text:span><text:span text:style-name="T2">"</text:span><text:span text:style-name="T8">&gt;</text:span></text:p>
      <text:p text:style-name="Code">&lt;/div&gt;</text:p>
      <text:p text:style-name="Code"><text:span text:style-name="T8">&lt;label</text:span> <text:span text:style-name="T10">for</text:span>=<text:span text:style-name="T2">"gravatar"</text:span><text:span text:style-name="T8">&gt;</text:span> <text:span text:style-name="T8">&lt;input</text:span> <text:span text:style-name="T10">type</text:span>=<text:span text:style-name="T2">"checkbox"</text:span> <text:span text:style-name="T10">id</text:span>=<text:span text:style-name="T2">"useGravatar"</text:span> <text:span text:style-name="T10">name</text:span>=<text:span text:style-name="T2">"useGravatar"</text:span> <text:span text:style-name="T10">value</text:span>=<text:span text:style-name="T2">"</text:span><text:span text:style-name="T8">&lt;?php</text:span> echo htmlspecialchars($userData[<text:span text:style-name="T5">'UseGravatar'</text:span>]);<text:span text:style-name="T8">?&gt;</text:span><text:span text:style-name="T2">"</text:span><text:span text:style-name="T8">&gt;</text:span> Utiliser mon <text:span text:style-name="T8">&lt;a</text:span> <text:span text:style-name="T10">href</text:span>=<text:span text:style-name="T2">"https://gravatar.com/"</text:span><text:span text:style-name="T8">&gt;</text:span> gravatar<text:span text:style-name="T8">&lt;/a&gt;&lt;/label&gt;</text:span></text:p>
      <text:p text:style-name="Code">&lt;/div&gt;</text:p>
      <text:p text:style-name="Code"/>
      <text:p text:style-name="Code"><text:span text:style-name="T8">&lt;button</text:span> <text:span text:style-name="T10">type</text:span>=<text:span text:style-name="T2">"submit"</text:span> <text:span text:style-name="T10">class</text:span>=<text:span text:style-name="T2">"btn btn-primary"</text:span><text:span text:style-name="T8">&gt;</text:span>Valider<text:span text:style-name="T8">&lt;/button&gt;</text:span></text:p>
      <text:p text:style-name="Code">&lt;/form&gt;</text:p>
      <text:p text:style-name="Code">&lt;/div&gt;</text:p>
      <text:p text:style-name="Code">&lt;/div&gt;</text:p>
      <text:p text:style-name="Code">&lt;/div&gt;</text:p>
      <text:p text:style-name="P42">Je voudrais que lorsque la checkbox est cochée, le bouton « emojiSelect » et la liste « emojiList » n’apparaissent pas.</text:p>
      <text:p text:style-name="P42">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48" text:outline-level="1">Groups</text:h>
      <text:p text:style-name="P61">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soft-page-break/><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61">On veut un formulaire CRUD pour la table « Group ». Il faut pouvoir ajouter 0, 1 ou plusieurs autorisations pour chaque enregistrement.</text:p>
      <text:p text:style-name="P62"><text:span text:style-name="T29">Les classes Group, GroupAuthorization et Authorization permettent d’accéder à la base de données. Les fonctions sont : </text:span><text:span text:style-name="T25">set(</text:span><text:span text:style-name="T3">array</text:span><text:span text:style-name="T25"> $data) ; getById($id), getOrdered($orderBy) ; setById($id, </text:span><text:span text:style-name="T3">array</text:span><text:span text:style-name="T25"> $data) ; removeById($id).</text:span></text:p>
      <text:p text:style-name="P63"><text:span text:style-name="T25">En PHP8 avec Bootstrap.</text:span></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13H10M41S</meta:editing-duration>
    <meta:editing-cycles>22</meta:editing-cycles>
    <meta:generator>LibreOffice/24.2.7.2$Linux_X86_64 LibreOffice_project/420$Build-2</meta:generator>
    <dc:title>Technical</dc:title>
    <dc:date>2025-01-19T14:41:14.919178710</dc:date>
    <meta:document-statistic meta:table-count="0" meta:image-count="0" meta:object-count="0" meta:page-count="21" meta:paragraph-count="786" meta:word-count="4377" meta:character-count="32284" meta:non-whitespace-character-count="28578"/>
    <meta:template xlink:type="simple" xlink:actuate="onRequest" xlink:title="Technical" xlink:href="../../../../../.config/libreoffice/4/user/template/Technical.ott" meta:date="2025-01-03T07:52:16.606689178"/>
  </office:meta>
</office:document-meta>
</file>